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stem-ui" svg:font-family="system-ui, apple-system, 'Segoe UI', Roboto, Ubuntu, Cantarel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10101b" style:font-name="Liberation Serif" fo:letter-spacing="normal" fo:font-style="normal" fo:font-weight="bold" officeooo:paragraph-rsid="0012e307" style:font-weight-asian="bold" style:font-weight-complex="bold"/>
    </style:style>
    <style:style style:name="P2" style:family="paragraph" style:parent-style-name="Standard" style:list-style-name="L1">
      <style:text-properties officeooo:paragraph-rsid="0013dadf"/>
    </style:style>
    <style:style style:name="P3" style:family="paragraph" style:parent-style-name="Standard" style:list-style-name="L1">
      <style:text-properties officeooo:paragraph-rsid="0013e46f"/>
    </style:style>
    <style:style style:name="P4" style:family="paragraph" style:parent-style-name="Standard" style:list-style-name="L1">
      <style:text-properties officeooo:paragraph-rsid="0022a64d"/>
    </style:style>
    <style:style style:name="P5" style:family="paragraph" style:parent-style-name="Standard" style:list-style-name="L1">
      <style:text-properties officeooo:paragraph-rsid="0023dc83"/>
    </style:style>
    <style:style style:name="P6" style:family="paragraph" style:parent-style-name="Standard" style:list-style-name="L1">
      <style:text-properties fo:language="en" fo:country="US" officeooo:rsid="001a6168" officeooo:paragraph-rsid="001a6168"/>
    </style:style>
    <style:style style:name="P7" style:family="paragraph" style:parent-style-name="Standard" style:list-style-name="L1">
      <style:text-properties fo:language="en" fo:country="US" officeooo:rsid="001a8090" officeooo:paragraph-rsid="001a8090"/>
    </style:style>
    <style:style style:name="P8" style:family="paragraph" style:parent-style-name="Standard" style:list-style-name="L1">
      <style:text-properties fo:language="ru" fo:country="RU" officeooo:rsid="0013e46f" officeooo:paragraph-rsid="0013e46f"/>
    </style:style>
    <style:style style:name="P9" style:family="paragraph" style:parent-style-name="Standard" style:list-style-name="L1">
      <style:text-properties fo:language="ru" fo:country="RU" officeooo:rsid="0013e46f" officeooo:paragraph-rsid="002972af"/>
    </style:style>
    <style:style style:name="P10" style:family="paragraph" style:parent-style-name="Standard" style:list-style-name="L1">
      <style:text-properties fo:language="ru" fo:country="RU" officeooo:rsid="0013e46f" officeooo:paragraph-rsid="0029fe2c"/>
    </style:style>
    <style:style style:name="P11" style:family="paragraph" style:parent-style-name="Standard" style:list-style-name="L1">
      <style:text-properties fo:language="ru" fo:country="RU" officeooo:rsid="0014a7ca" officeooo:paragraph-rsid="0014a7ca"/>
    </style:style>
    <style:style style:name="P12" style:family="paragraph" style:parent-style-name="Standard" style:list-style-name="L1">
      <style:text-properties fo:language="ru" fo:country="RU" officeooo:rsid="00165d4e" officeooo:paragraph-rsid="00165d4e"/>
    </style:style>
    <style:style style:name="P13" style:family="paragraph" style:parent-style-name="Standard" style:list-style-name="L1">
      <style:text-properties fo:language="ru" fo:country="RU" officeooo:rsid="001ce5a3" officeooo:paragraph-rsid="001ce5a3"/>
    </style:style>
    <style:style style:name="P14" style:family="paragraph" style:parent-style-name="Standard" style:list-style-name="L1">
      <style:text-properties fo:language="ru" fo:country="RU" officeooo:rsid="001dd499" officeooo:paragraph-rsid="001dd499"/>
    </style:style>
    <style:style style:name="P15" style:family="paragraph" style:parent-style-name="Standard" style:list-style-name="L1">
      <style:text-properties fo:language="ru" fo:country="RU" officeooo:rsid="001e4b2b" officeooo:paragraph-rsid="001e4b2b"/>
    </style:style>
    <style:style style:name="P16" style:family="paragraph" style:parent-style-name="Standard" style:list-style-name="L1">
      <style:text-properties fo:language="ru" fo:country="RU" officeooo:rsid="001e4b2b" officeooo:paragraph-rsid="0022a64d"/>
    </style:style>
    <style:style style:name="P17" style:family="paragraph" style:parent-style-name="Standard" style:list-style-name="L1">
      <style:text-properties fo:language="ru" fo:country="RU" officeooo:rsid="001edaf3" officeooo:paragraph-rsid="001edaf3"/>
    </style:style>
    <style:style style:name="P18" style:family="paragraph" style:parent-style-name="Standard" style:list-style-name="L1">
      <style:text-properties fo:language="ru" fo:country="RU" officeooo:rsid="001edaf3" officeooo:paragraph-rsid="0022a64d"/>
    </style:style>
    <style:style style:name="P19" style:family="paragraph" style:parent-style-name="Standard" style:list-style-name="L1">
      <style:text-properties fo:language="ru" fo:country="RU" officeooo:rsid="0020b5a6" officeooo:paragraph-rsid="0020b5a6"/>
    </style:style>
    <style:style style:name="P20" style:family="paragraph" style:parent-style-name="Standard" style:list-style-name="L1">
      <style:text-properties fo:language="ru" fo:country="RU" officeooo:rsid="0020b5a6" officeooo:paragraph-rsid="0029fe2c"/>
    </style:style>
    <style:style style:name="P21" style:family="paragraph" style:parent-style-name="Standard" style:list-style-name="L1">
      <style:text-properties fo:language="ru" fo:country="RU" officeooo:rsid="0022a64d" officeooo:paragraph-rsid="0022a64d"/>
    </style:style>
    <style:style style:name="P22" style:family="paragraph" style:parent-style-name="Standard" style:list-style-name="L1">
      <style:text-properties fo:language="ru" fo:country="RU" officeooo:rsid="0023dc83" officeooo:paragraph-rsid="0023dc83"/>
    </style:style>
    <style:style style:name="P23" style:family="paragraph" style:parent-style-name="Standard" style:list-style-name="L1">
      <style:text-properties fo:language="ru" fo:country="RU" officeooo:rsid="00259297" officeooo:paragraph-rsid="00259297"/>
    </style:style>
    <style:style style:name="P24" style:family="paragraph" style:parent-style-name="Standard" style:list-style-name="L1">
      <style:text-properties fo:language="ru" fo:country="RU" officeooo:rsid="0029fe2c" officeooo:paragraph-rsid="0029fe2c"/>
    </style:style>
    <style:style style:name="P25" style:family="paragraph" style:parent-style-name="Standard" style:list-style-name="L1">
      <style:text-properties officeooo:rsid="0013dadf" officeooo:paragraph-rsid="00278b0b"/>
    </style:style>
    <style:style style:name="P26" style:family="paragraph" style:parent-style-name="Standard" style:list-style-name="L1">
      <style:text-properties officeooo:rsid="0016adc2" officeooo:paragraph-rsid="0016adc2"/>
    </style:style>
    <style:style style:name="P27" style:family="paragraph" style:parent-style-name="Standard" style:list-style-name="L1">
      <style:text-properties officeooo:rsid="00185f15" officeooo:paragraph-rsid="00185f15"/>
    </style:style>
    <style:style style:name="P28" style:family="paragraph" style:parent-style-name="Standard" style:list-style-name="L1">
      <style:text-properties officeooo:rsid="001a116c" officeooo:paragraph-rsid="001a116c"/>
    </style:style>
    <style:style style:name="P29" style:family="paragraph" style:parent-style-name="Standard" style:list-style-name="L1">
      <style:text-properties officeooo:rsid="001a6168" officeooo:paragraph-rsid="001a6168"/>
    </style:style>
    <style:style style:name="P30" style:family="paragraph" style:parent-style-name="Standard" style:list-style-name="L1">
      <style:text-properties officeooo:rsid="001b0698" officeooo:paragraph-rsid="001b0698"/>
    </style:style>
    <style:style style:name="P31" style:family="paragraph" style:parent-style-name="Standard" style:list-style-name="L1">
      <style:text-properties officeooo:rsid="0023dc83" officeooo:paragraph-rsid="0023dc83"/>
    </style:style>
    <style:style style:name="T1" style:family="text">
      <style:text-properties fo:font-size="16pt" officeooo:rsid="001ccc66" style:font-size-asian="16pt" style:font-size-complex="16pt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3dadf"/>
    </style:style>
    <style:style style:name="T4" style:family="text">
      <style:text-properties fo:language="ru" fo:country="RU" officeooo:rsid="0013e46f"/>
    </style:style>
    <style:style style:name="T5" style:family="text">
      <style:text-properties fo:language="ru" fo:country="RU" officeooo:rsid="001a8090"/>
    </style:style>
    <style:style style:name="T6" style:family="text">
      <style:text-properties fo:language="ru" fo:country="RU" officeooo:rsid="001edaf3"/>
    </style:style>
    <style:style style:name="T7" style:family="text">
      <style:text-properties fo:language="ru" fo:country="RU" officeooo:rsid="0022a64d"/>
    </style:style>
    <style:style style:name="T8" style:family="text">
      <style:text-properties fo:language="ru" fo:country="RU" officeooo:rsid="0023dc83"/>
    </style:style>
    <style:style style:name="T9" style:family="text">
      <style:text-properties fo:language="ru" fo:country="RU" officeooo:rsid="00278b0b"/>
    </style:style>
    <style:style style:name="T10" style:family="text">
      <style:text-properties fo:language="ru" fo:country="RU" officeooo:rsid="002972af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3e46f"/>
    </style:style>
    <style:style style:name="T13" style:family="text">
      <style:text-properties fo:language="en" fo:country="US" officeooo:rsid="0014a7ca"/>
    </style:style>
    <style:style style:name="T14" style:family="text">
      <style:text-properties fo:language="en" fo:country="US" officeooo:rsid="00278b0b"/>
    </style:style>
    <style:style style:name="T15" style:family="text">
      <style:text-properties fo:language="en" fo:country="US" officeooo:rsid="0013dadf"/>
    </style:style>
    <style:style style:name="T16" style:family="text">
      <style:text-properties officeooo:rsid="001edaf3"/>
    </style:style>
    <style:style style:name="T17" style:family="text">
      <style:text-properties officeooo:rsid="0022a64d"/>
    </style:style>
    <style:style style:name="T18" style:family="text">
      <style:text-properties officeooo:rsid="00234d7d"/>
    </style:style>
    <style:style style:name="T19" style:family="text">
      <style:text-properties officeooo:rsid="0023dc83"/>
    </style:style>
    <style:style style:name="T20" style:family="text">
      <style:text-properties officeooo:rsid="00278b0b"/>
    </style:style>
    <style:style style:name="T21" style:family="text">
      <style:text-properties officeooo:rsid="002972af"/>
    </style:style>
    <style:style style:name="T22" style:family="text">
      <style:text-properties officeooo:rsid="0029fe2c"/>
    </style:style>
    <style:style style:name="T23" style:family="text">
      <style:text-properties officeooo:rsid="002afb27"/>
    </style:style>
    <style:style style:name="T24" style:family="text">
      <style:text-properties officeooo:rsid="002c754c"/>
    </style:style>
    <style:style style:name="T25" style:family="text">
      <style:text-properties officeooo:rsid="002d4f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Программа курса «</text:span>CST01 Тестирование<text:span text:style-name="T2"> </text:span><text:span text:style-name="T13">встроенного</text:span><text:span text:style-name="T11"> </text:span>программного обеспечения»</text:h>
      <text:p text:style-name="Standard"/>
      <text:list xml:id="list1703825576" text:style-name="L1">
        <text:list-item>
          <text:p text:style-name="P2"><text:span text:style-name="T9">Наиболее</text:span><text:span text:style-name="T3"> </text:span><text:span text:style-name="T9">распространенные</text:span><text:span text:style-name="T3"> заблуждения по поводу тестирования. </text:span><text:span text:style-name="T14">(</text:span><text:span text:style-name="T9">0.</text:span><text:span text:style-name="T14">5)</text:span></text:p>
          <text:list>
            <text:list-item>
              <text:p text:style-name="P26"><text:span text:style-name="T3">З</text:span><text:span text:style-name="T2">адача тестирования — доказать правильность работы программы.</text:span></text:p>
            </text:list-item>
            <text:list-item>
              <text:p text:style-name="P30"><text:span text:style-name="T2">Сессия тестирования прошла весьма удачно, если все тесты пройдены успешно.</text:span></text:p>
            </text:list-item>
            <text:list-item>
              <text:p text:style-name="P26"><text:span text:style-name="T2">Тестирование начинается, когда разработка подходит к концу.</text:span></text:p>
            </text:list-item>
            <text:list-item>
              <text:p text:style-name="P26"><text:span text:style-name="T2">Тестировать просто, поэтому этим занимаются более слабые специалисты.</text:span></text:p>
            </text:list-item>
            <text:list-item>
              <text:p text:style-name="P26"><text:span text:style-name="T2">Тестирование — исключительно творческий процесс, тестировщик ищет ошибки вслепую в расчете на везение.</text:span></text:p>
            </text:list-item>
            <text:list-item>
              <text:p text:style-name="P26"><text:span text:style-name="T2">Хороший программист сразу пишет правильный код, в тестировании нуждаются посредственные специалисты.</text:span></text:p>
            </text:list-item>
            <text:list-item>
              <text:p text:style-name="P29"><text:span text:style-name="T2">Разработчик не должен заниматься тестированием, его задача — передать написанный код специальному подразделению тестирования и исправить обнаруженные ими дефекты.</text:span></text:p>
            </text:list-item>
            <text:list-item>
              <text:p text:style-name="P28"><text:span text:style-name="T2">Отказавшись от тестирования, разработчик существенно увеличивает производительность своей работы.</text:span></text:p>
            </text:list-item>
            <text:list-item>
              <text:p text:style-name="P29"><text:span text:style-name="T2">Тестирование — преимущественно ручной процесс, крайне трудоемкий и рутинный.</text:span></text:p>
            </text:list-item>
            <text:list-item>
              <text:p text:style-name="P28"><text:span text:style-name="T2">Тестирование и отладка — практически одно и то же.</text:span></text:p>
            </text:list-item>
            <text:list-item>
              <text:p text:style-name="P27"><text:span text:style-name="T2">Для тестирования не нужны специальные инструменты и знания, все проблемы можно решить при помощи контрольной печати и пошагового выполнения кода в отладчике.</text:span></text:p>
            </text:list-item>
          </text:list>
        </text:list-item>
        <text:list-item>
          <text:p text:style-name="P25"><text:span text:style-name="T2">Место дисциплины тестирования </text:span><text:span text:style-name="T4">в образовательном стандарте </text:span><text:span text:style-name="T12">SWEBoK. </text:span><text:span text:style-name="T14">(</text:span><text:span text:style-name="T9">0.</text:span><text:span text:style-name="T14">5)</text:span></text:p>
        </text:list-item>
        <text:list-item>
          <text:p text:style-name="P8">Место процесса тестирования в процессах обеспечения качества продукта. <text:span text:style-name="T21">(-)</text:span></text:p>
        </text:list-item>
        <text:list-item>
          <text:p text:style-name="P8">Место процесса тестирования в жизненном цикле продукта. <text:span text:style-name="T21">(1)</text:span></text:p>
          <text:list>
            <text:list-item>
              <text:p text:style-name="P6">V-<text:span text:style-name="T2">модель жизненного цикла.</text:span></text:p>
            </text:list-item>
            <text:list-item>
              <text:p text:style-name="P6"><text:span text:style-name="T2">Уровни абстракции спецификаций продукта.</text:span></text:p>
            </text:list-item>
            <text:list-item>
              <text:p text:style-name="P6"><text:span text:style-name="T2">Соответствие уровней абстракции и тестирования.</text:span></text:p>
            </text:list-item>
            <text:list-item>
              <text:p text:style-name="P7"><text:span text:style-name="T2">Дедлайны в графике планирования и разработки тестов.</text:span></text:p>
            </text:list-item>
            <text:list-item>
              <text:p text:style-name="P7"><text:span text:style-name="T2">Особенности применения по сути «водопадной» </text:span>V-<text:span text:style-name="T2">модели в процессах </text:span>Agile.</text:p>
            </text:list-item>
          </text:list>
        </text:list-item>
        <text:list-item>
          <text:p text:style-name="P3"><text:span text:style-name="T5">Документация, необходимая для разработки</text:span><text:span text:style-name="T4"> тест</text:span><text:span text:style-name="T5">ов</text:span><text:span text:style-name="T4">. </text:span><text:span text:style-name="T10">(-)</text:span></text:p>
          <text:list>
            <text:list-item>
              <text:p text:style-name="P13"><text:span text:style-name="T24">Функциональные т</text:span>ребования к системе и ее компонентам.</text:p>
            </text:list-item>
            <text:list-item>
              <text:p text:style-name="P13">Архитектурные решения.</text:p>
              <text:list>
                <text:list-item>
                  <text:p text:style-name="P13">Прецеденты.</text:p>
                </text:list-item>
                <text:list-item>
                  <text:p text:style-name="P13">Структура.</text:p>
                </text:list-item>
                <text:list-item>
                  <text:p text:style-name="P13">Потоки данных.</text:p>
                </text:list-item>
                <text:list-item>
                  <text:p text:style-name="P13">Интерфейсы.</text:p>
                </text:list-item>
              </text:list>
            </text:list-item>
          </text:list>
        </text:list-item>
        <text:list-item>
          <text:p text:style-name="P8">Модульное тестирование. <text:span text:style-name="T21">(2)</text:span></text:p>
          <text:list>
            <text:list-item>
              <text:p text:style-name="P14">Цель.</text:p>
            </text:list-item>
            <text:list-item>
              <text:p text:style-name="P21">Источник данных.</text:p>
            </text:list-item>
            <text:list-item>
              <text:p text:style-name="P14">Устройство теста. Паттерн четырехфазного модульного теста.</text:p>
            </text:list-item>
            <text:list-item>
              <text:p text:style-name="P14">Какие тесты не являются модульными.</text:p>
            </text:list-item>
            <text:list-item>
              <text:p text:style-name="P14">Изоляция.</text:p>
            </text:list-item>
            <text:list-item>
              <text:p text:style-name="P14">Тестовые дублеры.</text:p>
            </text:list-item>
            <text:list-item>
              <text:p text:style-name="P14">Мок-объекты.</text:p>
            </text:list-item>
            <text:list-item>
              <text:p text:style-name="P17">Кто и когда пишет модульные тесты.</text:p>
            </text:list-item>
            <text:list-item>
              <text:p text:style-name="P14">Хорошие практики модульного тестирования.</text:p>
            </text:list-item>
            <text:list-item>
              <text:p text:style-name="P17"><text:soft-page-break/>Тесная связь модульных тестов с рефакторингом, <text:span text:style-name="T11">TDD, XP </text:span>и прочими методиками <text:span text:style-name="T11">Agile.</text:span></text:p>
            </text:list-item>
            <text:list-item>
              <text:p text:style-name="P17">Инструменты.</text:p>
            </text:list-item>
          </text:list>
        </text:list-item>
        <text:list-item>
          <text:p text:style-name="P9">Интеграционное тестирование. <text:span text:style-name="T14">(</text:span><text:span text:style-name="T20">0.</text:span><text:span text:style-name="T14">5)</text:span></text:p>
          <text:list>
            <text:list-item>
              <text:p text:style-name="P15">Цель.</text:p>
            </text:list-item>
            <text:list-item>
              <text:p text:style-name="P21">Источник данных.</text:p>
            </text:list-item>
            <text:list-item>
              <text:p text:style-name="P15">Всевозможные недоразумения, связанные с интеграционным тестированием.</text:p>
            </text:list-item>
            <text:list-item>
              <text:p text:style-name="P15">Устройство теста.</text:p>
            </text:list-item>
            <text:list-item>
              <text:p text:style-name="P17">Кто и когда пишет интеграционные тесты.</text:p>
            </text:list-item>
            <text:list-item>
              <text:p text:style-name="P15">Хорошие практики интеграционного тестирования.</text:p>
            </text:list-item>
            <text:list-item>
              <text:p text:style-name="P17">Инструменты.</text:p>
            </text:list-item>
          </text:list>
        </text:list-item>
        <text:list-item>
          <text:p text:style-name="P8">Функциональное тестирование. <text:span text:style-name="T22">(1)</text:span></text:p>
          <text:list>
            <text:list-item>
              <text:p text:style-name="P21">Цель.</text:p>
            </text:list-item>
            <text:list-item>
              <text:p text:style-name="P21">Источник данных.</text:p>
            </text:list-item>
            <text:list-item>
              <text:p text:style-name="P16">Устройство теста.</text:p>
            </text:list-item>
            <text:list-item>
              <text:p text:style-name="P4"><text:span text:style-name="T6">Кто и когда пишет </text:span><text:span text:style-name="T7">функциональ</text:span><text:span text:style-name="T6">ные тесты.</text:span></text:p>
            </text:list-item>
            <text:list-item>
              <text:p text:style-name="P16">Хорошие практики <text:span text:style-name="T17">функциональ</text:span><text:span text:style-name="T16">н</text:span>ого тестирования.</text:p>
            </text:list-item>
            <text:list-item>
              <text:p text:style-name="P18">Инструменты.</text:p>
            </text:list-item>
          </text:list>
        </text:list-item>
        <text:list-item>
          <text:p text:style-name="P10">Системное тестирование. <text:span text:style-name="T14">(</text:span><text:span text:style-name="T20">0.</text:span><text:span text:style-name="T14">5)</text:span></text:p>
          <text:list>
            <text:list-item>
              <text:p text:style-name="P21">Цель.</text:p>
            </text:list-item>
            <text:list-item>
              <text:p text:style-name="P4"><text:span text:style-name="T7">Отличия системного теста от функционального.</text:span></text:p>
            </text:list-item>
          </text:list>
        </text:list-item>
        <text:list-item>
          <text:p text:style-name="P8">Приемочное тестирование.</text:p>
          <text:list>
            <text:list-item>
              <text:p text:style-name="P21">Цель.</text:p>
            </text:list-item>
            <text:list-item>
              <text:p text:style-name="P4"><text:span text:style-name="T7">Отличия периемочного теста от системного.</text:span></text:p>
            </text:list-item>
          </text:list>
        </text:list-item>
        <text:list-item>
          <text:p text:style-name="P20">Стратегии тестирования. <text:span text:style-name="T14">(</text:span><text:span text:style-name="T20">0.</text:span><text:span text:style-name="T14">5)</text:span></text:p>
          <text:list>
            <text:list-item>
              <text:p text:style-name="P19">Дымовое тестирование.</text:p>
            </text:list-item>
            <text:list-item>
              <text:p text:style-name="P19">Регрессионное тестирование.</text:p>
            </text:list-item>
            <text:list-item>
              <text:p text:style-name="P19">Тестирование при вливании кода в рабочую (<text:span text:style-name="T11">develop) </text:span>и стабильную (<text:span text:style-name="T11">master) </text:span>ветви.</text:p>
            </text:list-item>
            <text:list-item>
              <text:p text:style-name="P19">Тестирование ночной сборки.</text:p>
            </text:list-item>
            <text:list-item>
              <text:p text:style-name="P19">Тестирование релиза.</text:p>
            </text:list-item>
          </text:list>
        </text:list-item>
        <text:list-item>
          <text:p text:style-name="P8">Инструменты автоматизации тестирования. Непрерывная интеграция. <text:span text:style-name="T25">(1)</text:span></text:p>
          <text:list>
            <text:list-item>
              <text:p text:style-name="P22">Цель процесса непрерывной интеграции.</text:p>
            </text:list-item>
            <text:list-item>
              <text:p text:style-name="P5"><text:span text:style-name="T8">Задачи непрерывной интеграции.</text:span></text:p>
              <text:list>
                <text:list-item>
                  <text:p text:style-name="P31"><text:span text:style-name="T2">Отслеживание изменений в коде.</text:span></text:p>
                </text:list-item>
                <text:list-item>
                  <text:p text:style-name="P31"><text:span text:style-name="T2">Предварительная проверка кода (статический анализ).</text:span></text:p>
                </text:list-item>
                <text:list-item>
                  <text:p text:style-name="P31"><text:span text:style-name="T2">Чистая сборка проекта.</text:span></text:p>
                </text:list-item>
                <text:list-item>
                  <text:p text:style-name="P31"><text:span text:style-name="T2">Выгрузка и развертывание кода.</text:span></text:p>
                </text:list-item>
                <text:list-item>
                  <text:p text:style-name="P22">Выполнение тестов.</text:p>
                </text:list-item>
                <text:list-item>
                  <text:p text:style-name="P22">Оповещение ответственных о результатах интеграции и отчетность.</text:p>
                </text:list-item>
              </text:list>
            </text:list-item>
            <text:list-item>
              <text:p text:style-name="P24">Типовые системы непрерывной интеграции (<text:span text:style-name="T11">GitLab, TeamCity, Hudson, Jenkins, Travis CI</text:span><text:span text:style-name="T23">).</text:span></text:p>
            </text:list-item>
          </text:list>
        </text:list-item>
        <text:list-item>
          <text:p text:style-name="P11">Проблемы модульного тестирования программ на процедурных языках (в том числе на языке <text:span text:style-name="T11">C</text:span>)<text:span text:style-name="T11">. </text:span><text:span text:style-name="T25">(0.5)</text:span></text:p>
        </text:list-item>
        <text:list-item>
          <text:p text:style-name="P11"><text:span text:style-name="T11">Фреймворк Ceedling </text:span><text:span text:style-name="T18">(краткий обзор)</text:span><text:span text:style-name="T11">. </text:span><text:span text:style-name="T25">(1)</text:span></text:p>
          <text:list>
            <text:list-item>
              <text:p text:style-name="P22"><text:span text:style-name="T11">Unity.</text:span></text:p>
            </text:list-item>
            <text:list-item>
              <text:p text:style-name="P22"><text:span text:style-name="T11">CMock.</text:span></text:p>
            </text:list-item>
            <text:list-item>
              <text:p text:style-name="P22"><text:span text:style-name="T11">CException.</text:span></text:p>
            </text:list-item>
            <text:list-item>
              <text:p text:style-name="P22"><text:span text:style-name="T11">Ceedling.</text:span></text:p>
            </text:list-item>
          </text:list>
        </text:list-item>
        <text:list-item>
          <text:p text:style-name="P12"><text:span text:style-name="T19">Проблемы т</text:span>естировани<text:span text:style-name="T19">я</text:span> систем, содержащих встроенное ПО. <text:span text:style-name="T25">(0.5)</text:span></text:p>
          <text:list>
            <text:list-item>
              <text:p text:style-name="P23">Генерация внешних воздействий на систему.</text:p>
            </text:list-item>
            <text:list-item>
              <text:p text:style-name="P23"><text:soft-page-break/>Получение реакции системы на внешнее воздействие.</text:p>
            </text:list-item>
            <text:list-item>
              <text:p text:style-name="P23">Оценка соответствия наблюдаемого поведения системы желаемому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stem-ui" svg:font-family="system-ui, apple-system, 'Segoe UI', Roboto, Ubuntu, Cantarel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5T14:32:11.132000000</meta:creation-date>
    <meta:generator>LibreOffice/6.4.4.2$Windows_X86_64 LibreOffice_project/3d775be2011f3886db32dfd395a6a6d1ca2630ff</meta:generator>
    <dc:date>2022-05-06T13:14:12.606000000</dc:date>
    <meta:editing-duration>PT22H11M18S</meta:editing-duration>
    <meta:editing-cycles>23</meta:editing-cycles>
    <meta:document-statistic meta:table-count="0" meta:image-count="0" meta:object-count="0" meta:page-count="3" meta:paragraph-count="87" meta:word-count="515" meta:character-count="4043" meta:non-whitespace-character-count="3696"/>
  </office:meta>
</office:document-meta>
</file>